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a5ad" officeooo:paragraph-rsid="000fa5ad"/>
    </style:style>
    <style:style style:name="P2" style:family="paragraph" style:parent-style-name="Table_20_Contents">
      <style:text-properties officeooo:rsid="000dd1f3" officeooo:paragraph-rsid="000dd1f3"/>
    </style:style>
    <style:style style:name="P3" style:family="paragraph" style:parent-style-name="Table_20_Contents">
      <style:text-properties officeooo:rsid="000fa5ad" officeooo:paragraph-rsid="000fa5ad"/>
    </style:style>
    <style:style style:name="P4" style:family="paragraph" style:parent-style-name="Standard" style:list-style-name="L1">
      <style:text-properties officeooo:rsid="000fa5ad" officeooo:paragraph-rsid="000fa5ad"/>
    </style:style>
    <style:style style:name="P5" style:family="paragraph" style:parent-style-name="Standard" style:list-style-name="L1">
      <style:text-properties officeooo:rsid="001448ce" officeooo:paragraph-rsid="001448ce"/>
    </style:style>
    <style:style style:name="P6" style:family="paragraph" style:parent-style-name="Standard" style:list-style-name="L1">
      <style:text-properties officeooo:rsid="0015868f" officeooo:paragraph-rsid="0015868f"/>
    </style:style>
    <style:style style:name="P7" style:family="paragraph" style:parent-style-name="Table_20_Contents">
      <style:text-properties officeooo:rsid="000fa5ad" officeooo:paragraph-rsid="000fa5ad"/>
    </style:style>
    <style:style style:name="T1" style:family="text">
      <style:text-properties officeooo:rsid="000fa5ad"/>
    </style:style>
    <style:style style:name="T2" style:family="text">
      <style:text-properties officeooo:rsid="0010e9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<text:span text:style-name="T1">Training </text:span>Against</text:p>
          </table:table-cell>
          <table:table-cell table:style-name="Table1.A1" office:value-type="string">
            <text:p text:style-name="Table_20_Contents"><text:s/><text:span text:style-name="T1">Conc MCH/Vol in 4ml</text:span></text:p>
          </table:table-cell>
          <table:table-cell table:style-name="Table1.A1" office:value-type="string">
            <text:p text:style-name="P3">Vol solution/weight solution</text:p>
          </table:table-cell>
          <table:table-cell table:style-name="Table1.A1" office:value-type="string">
            <text:p text:style-name="P3">Conc OCT/vol OCT in 4ml</text:p>
          </table:table-cell>
          <table:table-cell table:style-name="Table1.E1" office:value-type="string">
            <text:p text:style-name="P3">Vol solution/weight solution</text:p>
          </table:table-cell>
        </table:table-row>
        <table:table-row>
          <table:table-cell table:style-name="Table1.A2" office:value-type="string">
            <text:p text:style-name="P3">MCH</text:p>
            <text:p text:style-name="P3"/>
          </table:table-cell>
          <table:table-cell table:style-name="Table1.A2" office:value-type="string">
            <text:p text:style-name="P3">5%/0.2ml/200ul</text:p>
          </table:table-cell>
          <table:table-cell table:style-name="Table1.A2" office:value-type="string">
            <text:p text:style-name="P3">3.8ml/3.04g</text:p>
          </table:table-cell>
          <table:table-cell table:style-name="Table1.A2" office:value-type="string">
            <text:p text:style-name="P3">12%/0.48ml/480ul</text:p>
          </table:table-cell>
          <table:table-cell table:style-name="Table1.E2" office:value-type="string">
            <text:p text:style-name="P3">3.52ml/2.82g</text:p>
          </table:table-cell>
        </table:table-row>
        <table:table-row>
          <table:table-cell table:style-name="Table1.A2" office:value-type="string">
            <text:p text:style-name="P3">OCT</text:p>
          </table:table-cell>
          <table:table-cell table:style-name="Table1.A2" office:value-type="string">
            <text:p text:style-name="P3">10%/0.4ml/400ul</text:p>
          </table:table-cell>
          <table:table-cell table:style-name="Table1.A2" office:value-type="string">
            <text:p text:style-name="P3">3.6ml/2.88g</text:p>
          </table:table-cell>
          <table:table-cell table:style-name="Table1.A2" office:value-type="string">
            <text:p text:style-name="P3">8%/0.32ml/320ul</text:p>
          </table:table-cell>
          <table:table-cell table:style-name="Table1.E2" office:value-type="string">
            <text:p text:style-name="P3">3.68ml/2.94g</text:p>
          </table:table-cell>
        </table:table-row>
      </table:table>
      <text:p text:style-name="Standard"/>
      <text:p text:style-name="P1">Experiments to run:</text:p>
      <text:p text:style-name="P1"/>
      <text:list xml:id="list1680915546072728485" text:style-name="L1">
        <text:list-item>
          <text:p text:style-name="P4">Start with training against MCH. Present MCH one side and OCT other side for 2 minutes and score. Then present all OCT for one minute then all MCH for one minute. Repeat so there are 2 training cycles. Retest with both oders for 2 minutes and score. Scores should be the same. Repeat but this time pair presentation of all MCH with <text:span text:style-name="T2">12 electric shocks at 60V (shock every 5 seconds)</text:span></text:p>
        </text:list-item>
        <text:list-item>
          <text:p text:style-name="P5">1.6g parafin = 2ml </text:p>
        </text:list-item>
        <text:list-item>
          <text:p text:style-name="P6">valves off, out through top(3), on out through side (1)</text:p>
        </text:list-item>
        <text:list-item>
          <text:p text:style-name="P6">when valves 1/3 are on → MCH; when valves 1/3 off and 2/4 on → OCT, when valves 1/3 and 2/4 off → parafin 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4:59:35.998000000</meta:creation-date>
    <dc:date>2016-08-03T16:58:31.144000000</dc:date>
    <meta:editing-duration>PT3H53M54S</meta:editing-duration>
    <meta:editing-cycles>3</meta:editing-cycles>
    <meta:generator>LibreOffice/5.1.3.2$Windows_X86_64 LibreOffice_project/644e4637d1d8544fd9f56425bd6cec110e49301b</meta:generator>
    <meta:document-statistic meta:table-count="1" meta:image-count="0" meta:object-count="0" meta:page-count="1" meta:paragraph-count="20" meta:word-count="144" meta:character-count="814" meta:non-whitespace-character-count="692"/>
  </office:meta>
</office:document-meta>
</file>